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56b4c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56681c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569bc6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5a3164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5bb93d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officeooo:paragraph-rsid="0009b1c7"/>
    </style:style>
    <style:style style:name="P9" style:family="paragraph" style:parent-style-name="Standard" style:list-style-name="L1">
      <style:text-properties style:font-name="思源黑体 CN Regular1" fo:font-size="11pt" fo:font-weight="normal" officeooo:paragraph-rsid="0009b1c7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1" fo:font-size="11pt" fo:font-weight="normal" officeooo:paragraph-rsid="00a40ebe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思源黑体 CN Regular1" fo:font-size="11pt" fo:font-weight="normal" officeooo:paragraph-rsid="00759f84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思源黑体 CN Regular1" fo:font-size="11pt" fo:font-weight="normal" officeooo:paragraph-rsid="00a40ebe" style:font-name-asian="思源黑体 CN Regular1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 style:list-style-name="L5">
      <style:text-properties style:font-name="思源黑体 CN Regular1" fo:font-size="11pt" fo:font-weight="normal" officeooo:paragraph-rsid="007fa3e7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6">
      <style:text-properties style:font-name="思源黑体 CN Regular1" fo:font-size="11pt" fo:font-weight="normal" officeooo:paragraph-rsid="007fa3e7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13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13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14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15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16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17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18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19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20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21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22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23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思源黑体 CN Regular1" fo:font-size="11pt" fo:font-weight="normal" officeooo:paragraph-rsid="00577b74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思源黑体 CN Regular1" fo:font-size="11pt" fo:font-weight="normal" officeooo:paragraph-rsid="007fb9a8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思源黑体 CN Regular1" fo:font-size="11pt" fo:font-weight="normal" officeooo:rsid="000ee32f" officeooo:paragraph-rsid="008bd47f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思源黑体 CN Regular1" fo:font-size="11pt" fo:font-weight="normal" officeooo:paragraph-rsid="008bd47f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思源黑体 CN Regular1" fo:font-size="11pt" fo:font-weight="normal" officeooo:paragraph-rsid="009b45d1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text-properties officeooo:paragraph-rsid="006a30a5"/>
    </style:style>
    <style:style style:name="P38" style:family="paragraph" style:parent-style-name="Standard" style:list-style-name="L2">
      <style:text-properties officeooo:paragraph-rsid="00a40ebe"/>
    </style:style>
    <style:style style:name="P39" style:family="paragraph" style:parent-style-name="Standard" style:list-style-name="L3">
      <style:text-properties officeooo:paragraph-rsid="00759f84"/>
    </style:style>
    <style:style style:name="P40" style:family="paragraph" style:parent-style-name="Standard" style:list-style-name="L3">
      <style:text-properties officeooo:paragraph-rsid="00a40ebe"/>
    </style:style>
    <style:style style:name="P41" style:family="paragraph" style:parent-style-name="Standard" style:list-style-name="L4">
      <style:text-properties officeooo:paragraph-rsid="0008b5cb"/>
    </style:style>
    <style:style style:name="P42" style:family="paragraph" style:parent-style-name="Standard" style:list-style-name="L4">
      <style:text-properties officeooo:paragraph-rsid="007d4dcd"/>
    </style:style>
    <style:style style:name="P43" style:family="paragraph" style:parent-style-name="Standard" style:list-style-name="L4">
      <style:text-properties officeooo:paragraph-rsid="00bf4caf"/>
    </style:style>
    <style:style style:name="P44" style:family="paragraph" style:parent-style-name="Standard" style:list-style-name="L5">
      <style:text-properties officeooo:paragraph-rsid="007d4dcd"/>
    </style:style>
    <style:style style:name="P45" style:family="paragraph" style:parent-style-name="Standard" style:list-style-name="L5">
      <style:text-properties officeooo:paragraph-rsid="00a40ebe"/>
    </style:style>
    <style:style style:name="P46" style:family="paragraph" style:parent-style-name="Standard" style:list-style-name="L6">
      <style:text-properties officeooo:paragraph-rsid="007fa3e7"/>
    </style:style>
    <style:style style:name="P47" style:family="paragraph" style:parent-style-name="Standard" style:list-style-name="L6">
      <style:text-properties officeooo:paragraph-rsid="00a40ebe"/>
    </style:style>
    <style:style style:name="P48" style:family="paragraph" style:parent-style-name="Standard">
      <style:text-properties officeooo:paragraph-rsid="0056681c"/>
    </style:style>
    <style:style style:name="P49" style:family="paragraph" style:parent-style-name="Standard">
      <style:text-properties officeooo:paragraph-rsid="00577b74"/>
    </style:style>
    <style:style style:name="P50" style:family="paragraph" style:parent-style-name="Standard">
      <style:text-properties officeooo:paragraph-rsid="007fb9a8"/>
    </style:style>
    <style:style style:name="P51" style:family="paragraph" style:parent-style-name="Standard">
      <style:text-properties officeooo:paragraph-rsid="00879d0d"/>
    </style:style>
    <style:style style:name="P52" style:family="paragraph" style:parent-style-name="Standard" style:list-style-name="L27">
      <style:text-properties officeooo:paragraph-rsid="00879d0d"/>
    </style:style>
    <style:style style:name="P53" style:family="paragraph" style:parent-style-name="Standard">
      <style:text-properties officeooo:paragraph-rsid="009b45d1"/>
    </style:style>
    <style:style style:name="P54" style:family="paragraph" style:parent-style-name="Standard" style:list-style-name="L29">
      <style:text-properties officeooo:paragraph-rsid="009b45d1"/>
    </style:style>
    <style:style style:name="P55" style:family="paragraph" style:parent-style-name="Standard" style:list-style-name="L30">
      <style:text-properties officeooo:paragraph-rsid="009b45d1"/>
    </style:style>
    <style:style style:name="P56" style:family="paragraph" style:parent-style-name="Standard" style:list-style-name="L31">
      <style:text-properties officeooo:paragraph-rsid="009b45d1"/>
    </style:style>
    <style:style style:name="P57" style:family="paragraph" style:parent-style-name="Standard" style:list-style-name="L34">
      <style:text-properties officeooo:paragraph-rsid="00a40ebe"/>
    </style:style>
    <style:style style:name="P58" style:family="paragraph" style:parent-style-name="Standard">
      <style:text-properties officeooo:rsid="00ac0fe1" officeooo:paragraph-rsid="00ac0fe1"/>
    </style:style>
    <style:style style:name="P59" style:family="paragraph" style:parent-style-name="Standard">
      <style:text-properties officeooo:paragraph-rsid="009b45d1" fo:background-color="#ffffff"/>
    </style:style>
    <style:style style:name="P60" style:family="paragraph" style:parent-style-name="Standard" style:list-style-name="L35">
      <style:text-properties officeooo:paragraph-rsid="00bf4caf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8b5cb"/>
    </style:style>
    <style:style style:name="T4" style:family="text">
      <style:text-properties officeooo:rsid="0009b1c7"/>
    </style:style>
    <style:style style:name="T5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6" style:family="text">
      <style:text-properties style:font-name="思源黑体 CN Regular1" fo:font-size="11pt" fo:font-weight="normal" officeooo:rsid="0056681c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09b1c7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7fb9a8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9b45d1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style:font-name="思源黑体 CN Regular1" fo:font-size="11pt" fo:font-weight="normal" officeooo:rsid="00bf4caf" style:font-name-asian="思源黑体 CN Regular1" style:font-size-asian="11pt" style:font-weight-asian="normal" style:font-size-complex="11pt" style:font-weight-complex="normal"/>
    </style:style>
    <style:style style:name="T11" style:family="text">
      <style:text-properties style:font-name="思源黑体 CN Regular1" fo:font-size="11pt" fo:font-weight="normal" officeooo:rsid="0009f072" style:font-name-asian="思源黑体 CN Regular1" style:font-size-asian="11pt" style:font-weight-asian="normal" style:font-size-complex="11pt" style:font-weight-complex="normal"/>
    </style:style>
    <style:style style:name="T12" style:family="text">
      <style:text-properties officeooo:rsid="0009f072"/>
    </style:style>
    <style:style style:name="T13" style:family="text">
      <style:text-properties officeooo:rsid="000b5122"/>
    </style:style>
    <style:style style:name="T1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59f84" style:font-size-asian="11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size-asian="11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style:font-size-asian="11pt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b45d1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fo:background-color="#ffffff" loext:char-shading-value="0" style:font-size-asian="11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ffffff" loext:char-shading-value="0" style:font-size-asian="11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d4dcd" style:font-style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40ebe" style:font-style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9b45d1" style:font-style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a40ebe" fo:background-color="#ffffff" loext:char-shading-value="0" style:font-style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background-color="#ffffff" loext:char-shading-value="0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none" officeooo:rsid="007d4dcd" style:font-style-asian="normal" style:text-emphasize="none"/>
    </style:style>
    <style:style style:name="T34" style:family="text">
      <style:text-properties fo:color="#000000" style:text-outline="false" style:text-line-through-style="none" style:text-line-through-type="none" fo:font-style="normal" fo:text-shadow="none" style:text-underline-style="none" officeooo:rsid="007fb9a8" style:font-style-asian="normal" style:text-emphasize="none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officeooo:rsid="009b45d1" style:font-style-asian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officeooo:rsid="009b45d1" style:font-style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officeooo:rsid="00bf4caf" style:font-style-asian="normal" style:text-emphasize="none"/>
    </style:style>
    <style:style style:name="T38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7d4dcd" style:font-size-asian="11pt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9b45d1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fb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09b1c7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9b45d1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9b45d1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bf4ca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9b45d1" fo:background-color="#ffff00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9" style:family="text">
      <style:text-properties officeooo:rsid="007fb9a8"/>
    </style:style>
    <style:style style:name="T50" style:family="text">
      <style:text-properties officeooo:rsid="008bd47f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6c2a6ab" fo:background-color="#ffffff" loext:char-shading-value="0" style:font-size-asian="11pt" style:font-style-asian="normal" style:font-weight-asian="normal" style:text-emphasize="none"/>
    </style:style>
    <style:style style:name="T52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fo:background-color="#ffffff" loext:char-shading-value="0" style:font-size-asian="11pt" style:font-style-asian="normal" style:font-weight-asian="normal" style:text-emphasize="none"/>
    </style:style>
    <style:style style:name="T53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6c2a6ab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4" style:family="text">
      <style:text-properties fo:color="#8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a40ebe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5" style:family="text">
      <style:text-properties fo:color="#800000" style:text-outline="false" style:text-line-through-style="none" style:text-line-through-type="none" style:font-name="思源黑体 CN Regular" fo:font-style="normal" fo:text-shadow="none" style:text-underline-style="none" officeooo:rsid="06c2a6ab" fo:background-color="#ffffff" loext:char-shading-value="0" style:font-style-asian="normal" style:text-emphasize="none"/>
    </style:style>
    <style:style style:name="T56" style:family="text">
      <style:text-properties fo:color="#800000" style:text-outline="false" style:text-line-through-style="none" style:text-line-through-type="none" style:font-name="思源黑体 CN Regular" fo:font-style="normal" fo:text-shadow="none" style:text-underline-style="none" officeooo:rsid="00a40ebe" fo:background-color="#ffffff" loext:char-shading-value="0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79cm" fo:text-indent="-0.635cm" fo:margin-left="9.7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49cm" fo:text-indent="-0.635cm" fo:margin-left="11.049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庄凯钦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30"><text:tab/><text:tab/><text:bookmark-start text:name="__DdeLink__152_579717327"/>导航<text:span text:style-name="T2">名_1:</text:span><text:bookmark-start text:name="__DdeLink__179_579717327"/><text:span text:style-name="T2">项目提成分配因素</text:span><text:bookmark-end text:name="__DdeLink__179_579717327"/></text:p>
      <text:p text:style-name="P4"><text:tab/><text:tab/><text:tab/>功能名_<text:span text:style-name="T1">1:列表 功能类型:网格 (可搜索)</text:span></text:p>
      <text:list xml:id="list2525591536151714925" text:style-name="L1">
        <text:list-item>
          <text:p text:style-name="P8"><text:span text:style-name="T5">字段名:</text:span><text:span text:style-name="T14">更新时间</text:span></text:p>
        </text:list-item>
        <text:list-item>
          <text:p text:style-name="P8"><text:span text:style-name="T5">字段名:</text:span><text:span text:style-name="T14">更新人</text:span></text:p>
        </text:list-item>
        <text:list-item>
          <text:p text:style-name="P8"><text:span text:style-name="T5">字段名:</text:span><text:span text:style-name="T14">方案编号</text:span></text:p>
        </text:list-item>
        <text:list-item>
          <text:p text:style-name="P8"><text:span text:style-name="T5">字段名:</text:span><text:span text:style-name="T14">方案内容描述</text:span></text:p>
        </text:list-item>
        <text:list-item>
          <text:p text:style-name="P8"><text:span text:style-name="T5">字段名:</text:span><text:span text:style-name="T14">干股和公司预留利润比例</text:span></text:p>
        </text:list-item>
        <text:list-item>
          <text:p text:style-name="P8"><text:span text:style-name="T5">字段名:</text:span><text:span text:style-name="T14">业务提成比例</text:span></text:p>
        </text:list-item>
        <text:list-item>
          <text:p text:style-name="P8"><text:span text:style-name="T5">字段名:</text:span><text:span text:style-name="T14">管理提成比例</text:span></text:p>
        </text:list-item>
        <text:list-item>
          <text:p text:style-name="P8"><text:span text:style-name="T5">字段名:</text:span><text:span text:style-name="T14">资金方比例</text:span></text:p>
        </text:list-item>
        <text:list-item>
          <text:p text:style-name="P8"><text:span text:style-name="T5">字段名:</text:span><text:span text:style-name="T14">业务提成最高</text:span></text:p>
        </text:list-item>
        <text:list-item>
          <text:p text:style-name="P8"><text:span text:style-name="T5">字段名:</text:span><text:span text:style-name="T14">业务提成最低</text:span></text:p>
        </text:list-item>
        <text:list-item>
          <text:p text:style-name="P10"><text:span text:style-name="T32">字段名:</text:span><text:span text:style-name="T26">管理提成最高</text:span></text:p>
        </text:list-item>
        <text:list-item>
          <text:p text:style-name="P8"><text:span text:style-name="T5">字段名:</text:span><text:span text:style-name="T14">管理提成最低</text:span></text:p>
        </text:list-item>
        <text:list-item>
          <text:p text:style-name="P8"><text:span text:style-name="T5">字段名:</text:span><text:span text:style-name="T14">资金方最高</text:span></text:p>
        </text:list-item>
        <text:list-item>
          <text:p text:style-name="P8"><text:span text:style-name="T5">字段名:</text:span><text:span text:style-name="T14">资金方最低</text:span></text:p>
        </text:list-item>
        <text:list-item>
          <text:p text:style-name="P8"><text:span text:style-name="T5">字段名:</text:span><text:span text:style-name="T14">备注</text:span></text:p>
          <text:p text:style-name="P9"/>
        </text:list-item>
      </text:list>
      <text:p text:style-name="P48"><text:span text:style-name="T5"><text:tab/><text:tab/><text:tab/>功能名_2:添加 <text:s/>功能类型:编辑 </text:span><text:span text:style-name="T6">url:weightallocation/v1/target/save</text:span></text:p>
      <text:list xml:id="list627581993033627179" text:style-name="L2">
        <text:list-item>
          <text:p text:style-name="P37"><text:span text:style-name="T5">字段名:</text:span><text:span text:style-name="T14">方案编号　</text:span><text:bookmark-start text:name="__DdeLink__917_417788363"/><text:span text:style-name="T14">字段类型：文本框　必填</text:span><text:bookmark-end text:name="__DdeLink__917_417788363"/></text:p>
        </text:list-item>
        <text:list-item>
          <text:p text:style-name="P38"><text:span text:style-name="T5">字段名:</text:span><text:span text:style-name="T14">方案内容描述　字段类型：文本框　必填</text:span><text:span text:style-name="T15">(500字以内的文本框)</text:span></text:p>
        </text:list-item>
        <text:list-item>
          <text:p text:style-name="P38"><text:span text:style-name="T5">字段名:</text:span><text:span text:style-name="T14">干股和公司预留利润比例　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业务提成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管理提成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资金方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业务提成最高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业务提成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12"><text:span text:style-name="T32">字段名:</text:span><text:span text:style-name="T26">管理提成最高</text:span><text:span text:style-name="T28">　</text:span><text:span text:style-name="T26">字段类型：</text:span><text:span text:style-name="T30">数字</text:span><text:span text:style-name="T31">框 必填</text:span><text:span text:style-name="T30">(</text:span><text:span text:style-name="T55">前端</text:span><text:span text:style-name="T56">在</text:span><text:span text:style-name="T55">框后边加一个百分号</text:span><text:span text:style-name="T30">)</text:span></text:p>
        </text:list-item>
        <text:list-item>
          <text:p text:style-name="P38"><text:span text:style-name="T5">字段名:</text:span><text:span text:style-name="T14">管理提成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pan text:style-name="T5">字段名:</text:span><text:span text:style-name="T14">资金方最高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38"><text:soft-page-break/><text:span text:style-name="T5">字段名:</text:span><text:span text:style-name="T14">资金方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11">字段名:<text:span text:style-name="T26">备注　字段类型：文本框　非必填</text:span></text:p>
        </text:list-item>
      </text:list>
      <text:p text:style-name="P5"><text:tab/><text:tab/><text:tab/>功能名_<text:span text:style-name="T3">3:编辑 功能类型:编辑 url:weightallocation/v1/update/{id}</text:span></text:p>
      <text:list xml:id="list3305945353795065314" text:style-name="L3">
        <text:list-item>
          <text:p text:style-name="P39"><text:span text:style-name="T5">字段名:</text:span><text:span text:style-name="T14">方案编号　</text:span><text:bookmark-start text:name="__DdeLink__917_4177883631"/><text:span text:style-name="T14">字段类型：文本框　必填</text:span><text:bookmark-end text:name="__DdeLink__917_4177883631"/></text:p>
        </text:list-item>
        <text:list-item>
          <text:p text:style-name="P39"><text:span text:style-name="T5">字段名:</text:span><text:span text:style-name="T14">方案内容描述　字段类型：文本框　必填</text:span><text:span text:style-name="T15">(500字以内的文本框)</text:span></text:p>
        </text:list-item>
        <text:list-item>
          <text:p text:style-name="P40"><text:span text:style-name="T5">字段名:</text:span><text:span text:style-name="T14">干股和公司预留利润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业务提成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管理提成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资金方比例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业务提成最高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业务提成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14"><text:span text:style-name="T32">字段名:</text:span><text:span text:style-name="T26">管理提成最高</text:span><text:span text:style-name="T28">　</text:span><text:span text:style-name="T26">字段类型：</text:span><text:span text:style-name="T30">数字</text:span><text:span text:style-name="T31">框 必填</text:span><text:span text:style-name="T30">(</text:span><text:span text:style-name="T55">前端</text:span><text:span text:style-name="T56">在</text:span><text:span text:style-name="T55">框后边加一个百分号</text:span><text:span text:style-name="T30">)</text:span></text:p>
        </text:list-item>
        <text:list-item>
          <text:p text:style-name="P40"><text:span text:style-name="T5">字段名:</text:span><text:span text:style-name="T14">管理提成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资金方最高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40"><text:span text:style-name="T5">字段名:</text:span><text:span text:style-name="T14">资金方最低</text:span><text:span text:style-name="T17">　</text:span><text:span text:style-name="T14">字段类型：</text:span><text:span text:style-name="T22">数字</text:span><text:span text:style-name="T23">框 必填</text:span><text:span text:style-name="T22">(</text:span><text:span text:style-name="T51">前端</text:span><text:span text:style-name="T52">在</text:span><text:span text:style-name="T51">框后边加一个百分号</text:span><text:span text:style-name="T22">)</text:span></text:p>
        </text:list-item>
        <text:list-item>
          <text:p text:style-name="P13">字段名:<text:span text:style-name="T26">备注　字段类型：文本框　非必填</text:span></text:p>
        </text:list-item>
      </text:list>
      <text:p text:style-name="P5"><text:tab/><text:tab/><text:tab/>功能名_<text:span text:style-name="T3">4:删除 功能类型:编辑 url:weightallocation/v1/delete/{id}</text:span></text:p>
      <text:p text:style-name="P31"><text:tab/><text:tab/>导航名_<text:span text:style-name="T4">2:项目提成权重分配表</text:span></text:p>
      <text:p text:style-name="P35"><text:tab/><text:tab/><text:tab/>功能名_<text:span text:style-name="T4">1:列表 功能类型:列表 <text:s/>(可搜索)</text:span></text:p>
      <text:list xml:id="list2402320508790264125" text:style-name="L4">
        <text:list-item>
          <text:p text:style-name="P41"><text:span text:style-name="T5">字段名:</text:span><text:span text:style-name="T14">确定项目提成分配比例时间</text:span></text:p>
        </text:list-item>
        <text:list-item>
          <text:p text:style-name="P41"><text:span text:style-name="T5">字段名:</text:span><text:span text:style-name="T14">地区</text:span></text:p>
        </text:list-item>
        <text:list-item>
          <text:p text:style-name="P41"><text:span text:style-name="T5">字段名:</text:span><text:span text:style-name="T14">项目组</text:span><text:span text:style-name="T38">/</text:span><text:span text:style-name="T14">部门</text:span></text:p>
        </text:list-item>
        <text:list-item>
          <text:p text:style-name="P41"><text:span text:style-name="T5">字段名:</text:span><text:span text:style-name="T14">内部项目名</text:span><text:span text:style-name="T38">称</text:span></text:p>
        </text:list-item>
        <text:list-item>
          <text:p text:style-name="P41"><text:span text:style-name="T5">字段名:</text:span><text:span text:style-name="T14">是否立项</text:span></text:p>
        </text:list-item>
        <text:list-item>
          <text:p text:style-name="P41"><text:span text:style-name="T5">字段名:</text:span><text:span text:style-name="T14">立项时间</text:span></text:p>
        </text:list-item>
        <text:list-item>
          <text:p text:style-name="P41"><text:span text:style-name="T5">字段名:</text:span><text:span text:style-name="T14">是否完工</text:span></text:p>
        </text:list-item>
        <text:list-item>
          <text:p text:style-name="P41"><text:span text:style-name="T5">字段名:</text:span><text:span text:style-name="T14">类型</text:span></text:p>
        </text:list-item>
        <text:list-item>
          <text:p text:style-name="P41"><text:span text:style-name="T5">字段名:</text:span><text:span text:style-name="T14">完工时间</text:span><text:span text:style-name="T38">（月）</text:span></text:p>
        </text:list-item>
        <text:list-item>
          <text:p text:style-name="P42"><text:span text:style-name="T5">字段名:</text:span><text:span text:style-name="T18">合</text:span><text:span text:style-name="T14">同金额</text:span></text:p>
        </text:list-item>
        <text:list-item>
          <text:p text:style-name="P42"><text:span text:style-name="T5">字段名:</text:span><text:span text:style-name="T18">回</text:span><text:span text:style-name="T14">款周期</text:span></text:p>
        </text:list-item>
        <text:list-item>
          <text:p text:style-name="P42"><text:span text:style-name="T5">字段名:</text:span><text:span text:style-name="T18">重</text:span><text:span text:style-name="T14">要性</text:span></text:p>
        </text:list-item>
        <text:list-item>
          <text:p text:style-name="P42"><text:span text:style-name="T5">字段名:</text:span><text:span text:style-name="T18">难</text:span><text:span text:style-name="T14">易程度</text:span></text:p>
        </text:list-item>
        <text:list-item>
          <text:p text:style-name="P42"><text:span text:style-name="T5">字段名:</text:span><text:span text:style-name="T18">毛</text:span><text:span text:style-name="T14">利率</text:span></text:p>
        </text:list-item>
        <text:list-item>
          <text:p text:style-name="P42"><text:soft-page-break/><text:span text:style-name="T5">字段名:</text:span><text:span text:style-name="T18">利</text:span><text:span text:style-name="T14">润额</text:span></text:p>
        </text:list-item>
        <text:list-item>
          <text:p text:style-name="P42"><text:span text:style-name="T5">字段名:</text:span><text:span text:style-name="T18">所</text:span><text:span text:style-name="T14">选方案</text:span></text:p>
        </text:list-item>
        <text:list-item>
          <text:p text:style-name="P42"><text:span text:style-name="T5">字段名:</text:span><text:span text:style-name="T18">干</text:span><text:span text:style-name="T14">股和公司预留利润</text:span><text:span text:style-name="T38">总比例</text:span></text:p>
        </text:list-item>
        <text:list-item>
          <text:p text:style-name="P42"><text:span text:style-name="T5">字段名:</text:span><text:span text:style-name="T18">干</text:span><text:span text:style-name="T14">股和公司预留利</text:span><text:span text:style-name="T38">润因素量</text:span></text:p>
        </text:list-item>
        <text:list-item>
          <text:p text:style-name="P42"><text:span text:style-name="T5">字段名:</text:span><text:span text:style-name="T18">干</text:span><text:span text:style-name="T14">股和公</text:span><text:span text:style-name="T38">司预留利润综合比例</text:span></text:p>
        </text:list-item>
        <text:list-item>
          <text:p text:style-name="P42"><text:span text:style-name="T41">字段名:</text:span><text:span text:style-name="T14">调整后的干股和公</text:span><text:span text:style-name="T38">司预留利润综合比例</text:span></text:p>
        </text:list-item>
        <text:list-item>
          <text:p text:style-name="P42"><text:span text:style-name="T5">字段名:</text:span><text:span text:style-name="T18">干</text:span><text:span text:style-name="T14">股和公司</text:span><text:span text:style-name="T38">预留利润提成额</text:span></text:p>
        </text:list-item>
        <text:list-item>
          <text:p text:style-name="P42"><text:span text:style-name="T5">字段名:</text:span><text:span text:style-name="T18">业</text:span><text:span text:style-name="T14">务提成总比</text:span><text:span text:style-name="T38">例</text:span></text:p>
        </text:list-item>
        <text:list-item>
          <text:p text:style-name="P42"><text:span text:style-name="T5">字段名:</text:span><text:span text:style-name="T18">业</text:span><text:span text:style-name="T14">务提成因</text:span><text:span text:style-name="T38">素量</text:span></text:p>
        </text:list-item>
        <text:list-item>
          <text:p text:style-name="P42"><text:span text:style-name="T5">字段名:</text:span><text:span text:style-name="T14">业务提成综合比例</text:span></text:p>
        </text:list-item>
        <text:list-item>
          <text:p text:style-name="P42"><text:span text:style-name="T5">字段名:</text:span><text:span text:style-name="T18">调</text:span><text:span text:style-name="T14">整后的业务提成综</text:span><text:span text:style-name="T38">合比例</text:span></text:p>
        </text:list-item>
        <text:list-item>
          <text:p text:style-name="P42"><text:span text:style-name="T5">字段名:</text:span><text:span text:style-name="T18">业</text:span><text:span text:style-name="T14">务提成额</text:span></text:p>
        </text:list-item>
        <text:list-item>
          <text:p text:style-name="P42"><text:span text:style-name="T5">字段名:</text:span><text:span text:style-name="T18">管</text:span><text:span text:style-name="T14">理提总比例</text:span></text:p>
        </text:list-item>
        <text:list-item>
          <text:p text:style-name="P42"><text:span text:style-name="T5">字段名:</text:span><text:span text:style-name="T18">管</text:span><text:span text:style-name="T14">理提成因素量</text:span></text:p>
        </text:list-item>
        <text:list-item>
          <text:p text:style-name="P42"><text:span text:style-name="T5">字段名:</text:span><text:span text:style-name="T18">管</text:span><text:span text:style-name="T14">理提成综合比例</text:span></text:p>
        </text:list-item>
        <text:list-item>
          <text:p text:style-name="P42"><text:span text:style-name="T5">字段名:</text:span><text:span text:style-name="T18">调</text:span><text:span text:style-name="T14">整后的管理提成综</text:span><text:span text:style-name="T38">合比例</text:span></text:p>
        </text:list-item>
        <text:list-item>
          <text:p text:style-name="P42"><text:span text:style-name="T5">字段名:</text:span><text:span text:style-name="T18">管</text:span><text:span text:style-name="T14">理提成额</text:span></text:p>
        </text:list-item>
        <text:list-item>
          <text:p text:style-name="P42"><text:span text:style-name="T5">字段名:</text:span><text:span text:style-name="T18">资</text:span><text:span text:style-name="T14">金方总比例</text:span></text:p>
        </text:list-item>
        <text:list-item>
          <text:p text:style-name="P42"><text:span text:style-name="T5">字段名:</text:span><text:span text:style-name="T18">资</text:span><text:span text:style-name="T14">金方因素量</text:span></text:p>
        </text:list-item>
        <text:list-item>
          <text:p text:style-name="P42"><text:span text:style-name="T5">字段名:</text:span><text:span text:style-name="T18">资</text:span><text:span text:style-name="T14">金方综合</text:span><text:span text:style-name="T38">比例</text:span></text:p>
        </text:list-item>
        <text:list-item>
          <text:p text:style-name="P42"><text:span text:style-name="T41">字段名:</text:span><text:span text:style-name="T14">调整后的资</text:span><text:span text:style-name="T38">金方综合比例</text:span></text:p>
        </text:list-item>
        <text:list-item>
          <text:p text:style-name="P42"><text:span text:style-name="T5">字段名:</text:span><text:span text:style-name="T18">资</text:span><text:span text:style-name="T14">金方提成</text:span><text:span text:style-name="T38">额</text:span></text:p>
        </text:list-item>
        <text:list-item>
          <text:p text:style-name="P42"><text:span text:style-name="T5">字段名:</text:span><text:span text:style-name="T18">目</text:span><text:span text:style-name="T14">前比例总</text:span><text:span text:style-name="T38">和</text:span></text:p>
        </text:list-item>
        <text:list-item>
          <text:p text:style-name="P15"><text:span text:style-name="T32">字段名:</text:span><text:span text:style-name="T26">备注</text:span></text:p>
        </text:list-item>
      </text:list>
      <text:p text:style-name="P49"><text:span text:style-name="T5"><text:tab/><text:tab/><text:tab/>功能名_</text:span><text:span text:style-name="T7">2:添加 功能类型:编辑 </text:span></text:p>
      <text:list xml:id="list4285260308952100213" text:style-name="L5">
        <text:list-item>
          <text:p text:style-name="P44"><text:span text:style-name="T5">字段名:</text:span><text:span text:style-name="T14">内部项目名</text:span><text:span text:style-name="T38">称</text:span><text:span text:style-name="T39">　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4">是否立项</text:span><text:span text:style-name="T16">　标签类型:下拉</text:span><text:span text:style-name="T42">框 必填</text:span></text:p>
        </text:list-item>
        <text:list-item>
          <text:p text:style-name="P44"><text:span text:style-name="T5">字段名:</text:span><text:span text:style-name="T14">立项时间</text:span><text:span text:style-name="T16">　标签类型:下拉</text:span><text:span text:style-name="T42">框 必填</text:span></text:p>
        </text:list-item>
        <text:list-item>
          <text:p text:style-name="P44"><text:span text:style-name="T5">字段名:</text:span><text:span text:style-name="T14">是否完工</text:span><text:span text:style-name="T16">　标签类型:下拉</text:span><text:span text:style-name="T42">框 必填</text:span></text:p>
        </text:list-item>
        <text:list-item>
          <text:p text:style-name="P44"><text:span text:style-name="T5">字段名:</text:span><text:span text:style-name="T14">类型 </text:span><text:span text:style-name="T16">标签类型:下拉</text:span><text:span text:style-name="T42">框 必填(目</text:span><text:span text:style-name="T14">标</text:span><text:span text:style-name="T42">，计</text:span><text:span text:style-name="T14">划</text:span><text:span text:style-name="T16">，</text:span><text:span text:style-name="T42">实</text:span><text:span text:style-name="T14">际</text:span><text:span text:style-name="T42">)</text:span></text:p>
        </text:list-item>
        <text:list-item>
          <text:p text:style-name="P44"><text:span text:style-name="T5">字段名:</text:span><text:span text:style-name="T14">完工时间</text:span><text:span text:style-name="T38">（月）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合</text:span><text:span text:style-name="T14">同金额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回</text:span><text:span text:style-name="T14">款周期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重</text:span><text:span text:style-name="T14">要性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难</text:span><text:span text:style-name="T14">易程度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毛</text:span><text:span text:style-name="T14">利率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所</text:span><text:span text:style-name="T14">选方案 </text:span><text:span text:style-name="T16">标签类型:下拉</text:span><text:span text:style-name="T42">框 必填</text:span></text:p>
        </text:list-item>
        <text:list-item>
          <text:p text:style-name="P44"><text:span text:style-name="T5">字段名:</text:span><text:span text:style-name="T18">干</text:span><text:span text:style-name="T14">股和公司预留利</text:span><text:span text:style-name="T38">润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5"><text:span text:style-name="T5">字段名:</text:span><text:span text:style-name="T18">业</text:span><text:span text:style-name="T14">务提成因</text:span><text:span text:style-name="T38">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5"><text:span text:style-name="T5">字段名:</text:span><text:span text:style-name="T18">管</text:span><text:span text:style-name="T14">理提成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5"><text:span text:style-name="T5">字段名:</text:span><text:span text:style-name="T18">资</text:span><text:span text:style-name="T14">金方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16"><text:span text:style-name="T32">字段名:</text:span><text:span text:style-name="T26">备注 </text:span><text:span text:style-name="T27">标签类型:文本</text:span><text:span text:style-name="T33">框 非必填</text:span></text:p>
        </text:list-item>
      </text:list>
      <text:p text:style-name="P49"><text:span text:style-name="T5"><text:tab/><text:tab/><text:tab/>功能名_</text:span><text:span text:style-name="T11">3:编辑 功能类型:编辑 </text:span></text:p>
      <text:list xml:id="list1886364325376205573" text:style-name="L6">
        <text:list-item>
          <text:p text:style-name="P46"><text:span text:style-name="T5">字段名:</text:span><text:span text:style-name="T14">内部项目名</text:span><text:span text:style-name="T38">称</text:span><text:span text:style-name="T39">　</text:span><text:span text:style-name="T16">标签类型:下拉</text:span><text:span text:style-name="T42">框 必填</text:span></text:p>
        </text:list-item>
        <text:list-item>
          <text:p text:style-name="P46"><text:soft-page-break/><text:span text:style-name="T5">字段名:</text:span><text:span text:style-name="T14">是否立项</text:span><text:span text:style-name="T16">　标签类型:下拉</text:span><text:span text:style-name="T42">框 必填</text:span></text:p>
        </text:list-item>
        <text:list-item>
          <text:p text:style-name="P46"><text:span text:style-name="T5">字段名:</text:span><text:span text:style-name="T14">立项时间</text:span><text:span text:style-name="T16">　标签类型:下拉</text:span><text:span text:style-name="T42">框 必填</text:span></text:p>
        </text:list-item>
        <text:list-item>
          <text:p text:style-name="P46"><text:span text:style-name="T5">字段名:</text:span><text:span text:style-name="T14">是否完工</text:span><text:span text:style-name="T16">　标签类型:下拉</text:span><text:span text:style-name="T42">框 必填</text:span></text:p>
        </text:list-item>
        <text:list-item>
          <text:p text:style-name="P46"><text:span text:style-name="T5">字段名:</text:span><text:span text:style-name="T14">类型 </text:span><text:span text:style-name="T16">标签类型:下拉</text:span><text:span text:style-name="T42">框 必填(目</text:span><text:span text:style-name="T14">标</text:span><text:span text:style-name="T42">，计</text:span><text:span text:style-name="T14">划</text:span><text:span text:style-name="T16">，</text:span><text:span text:style-name="T42">实</text:span><text:span text:style-name="T14">际</text:span><text:span text:style-name="T42">)</text:span></text:p>
        </text:list-item>
        <text:list-item>
          <text:p text:style-name="P46"><text:span text:style-name="T5">字段名:</text:span><text:span text:style-name="T14">完工时间</text:span><text:span text:style-name="T38">（月）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合</text:span><text:span text:style-name="T14">同金额 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回</text:span><text:span text:style-name="T14">款周期 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重</text:span><text:span text:style-name="T14">要性 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难</text:span><text:span text:style-name="T14">易程度 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毛</text:span><text:span text:style-name="T14">利率 </text:span><text:span text:style-name="T16">标签类型:下拉</text:span><text:span text:style-name="T42">框 必填</text:span></text:p>
        </text:list-item>
        <text:list-item>
          <text:p text:style-name="P46"><text:span text:style-name="T5">字段名:</text:span><text:span text:style-name="T18">所</text:span><text:span text:style-name="T14">选方案 </text:span><text:span text:style-name="T16">标签类型:下拉</text:span><text:span text:style-name="T42">框 必填</text:span></text:p>
        </text:list-item>
        <text:list-item>
          <text:p text:style-name="P47"><text:span text:style-name="T5">字段名:</text:span><text:span text:style-name="T18">干</text:span><text:span text:style-name="T14">股和公司预留利</text:span><text:span text:style-name="T38">润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7"><text:span text:style-name="T5">字段名:</text:span><text:span text:style-name="T18">业</text:span><text:span text:style-name="T14">务提成因</text:span><text:span text:style-name="T38">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7"><text:span text:style-name="T5">字段名:</text:span><text:span text:style-name="T18">管</text:span><text:span text:style-name="T14">理提成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47"><text:span text:style-name="T5">字段名:</text:span><text:span text:style-name="T18">资</text:span><text:span text:style-name="T14">金方因素量 </text:span><text:span text:style-name="T16">标签类型:</text:span><text:span text:style-name="T17">数字</text:span><text:span text:style-name="T42">框 必填</text:span></text:p>
        </text:list-item>
        <text:list-item>
          <text:p text:style-name="P17"><text:span text:style-name="T32">字段名:</text:span><text:span text:style-name="T26">备注 </text:span><text:span text:style-name="T27">标签类型:文本</text:span><text:span text:style-name="T33">框 非必填</text:span></text:p>
        </text:list-item>
      </text:list>
      <text:p text:style-name="P32"><text:tab/><text:tab/><text:tab/>功能名_<text:span text:style-name="T12">4:删除 功能类型:编辑</text:span><text:bookmark-end text:name="__DdeLink__152_579717327"/><text:span text:style-name="T12"> url:targetauota/v1/delete/{id}</text:span></text:p>
      <text:p text:style-name="P33"><text:tab/><text:tab/><text:tab/>功能名_<text:span text:style-name="T49">5:比例调整 功能类型:编辑 url:targetauota/v1/update/{id}</text:span></text:p>
      <text:list xml:id="list3304840774309983051" text:style-name="L34">
        <text:list-item>
          <text:p text:style-name="P57"><text:span text:style-name="T42">字段名:调</text:span><text:span text:style-name="T14">整后的干股和公</text:span><text:span text:style-name="T38">司预留利润综合比例 </text:span><text:span text:style-name="T19">　</text:span><text:span text:style-name="T20">字段类型：</text:span><text:span text:style-name="T24">数字</text:span><text:span text:style-name="T25">框 必填</text:span><text:span text:style-name="T24">(</text:span><text:span text:style-name="T53">前端</text:span><text:span text:style-name="T54">在</text:span><text:span text:style-name="T53">框后边加一个百分号</text:span><text:span text:style-name="T24">)</text:span></text:p>
        </text:list-item>
        <text:list-item>
          <text:p text:style-name="P57"><text:span text:style-name="T42">字段名:调</text:span><text:span text:style-name="T14">整后的业务提成综</text:span><text:span text:style-name="T38">合比例</text:span><text:span text:style-name="T19">　</text:span><text:span text:style-name="T20">字段类型：</text:span><text:span text:style-name="T24">数字</text:span><text:span text:style-name="T25">框 必填</text:span><text:span text:style-name="T24">(</text:span><text:span text:style-name="T53">前端</text:span><text:span text:style-name="T54">在</text:span><text:span text:style-name="T53">框后边加一个百分号</text:span><text:span text:style-name="T24">)</text:span></text:p>
        </text:list-item>
        <text:list-item>
          <text:p text:style-name="P57"><text:span text:style-name="T5">字段名:</text:span><text:span text:style-name="T18">调</text:span><text:span text:style-name="T14">整后的管理提成综</text:span><text:span text:style-name="T38">合比例 </text:span><text:span text:style-name="T19">　</text:span><text:span text:style-name="T20">字段类型：</text:span><text:span text:style-name="T24">数字</text:span><text:span text:style-name="T25">框 必填</text:span><text:span text:style-name="T24">(</text:span><text:span text:style-name="T53">前端</text:span><text:span text:style-name="T54">在</text:span><text:span text:style-name="T53">框后边加一个百分号</text:span><text:span text:style-name="T24">)</text:span></text:p>
        </text:list-item>
        <text:list-item>
          <text:p text:style-name="P57"><text:span text:style-name="T41">字段名:</text:span><text:span text:style-name="T14">调整后的资</text:span><text:span text:style-name="T38">金方综合比例 </text:span><text:span text:style-name="T19">　</text:span><text:span text:style-name="T20">字段类型：</text:span><text:span text:style-name="T24">数字</text:span><text:span text:style-name="T25">框 必填</text:span><text:span text:style-name="T24">(</text:span><text:span text:style-name="T53">前端</text:span><text:span text:style-name="T54">在</text:span><text:span text:style-name="T53">框后边加一个百分号</text:span><text:span text:style-name="T24">)</text:span></text:p>
        </text:list-item>
      </text:list>
      <text:p text:style-name="P50"><text:span text:style-name="T42"/></text:p>
      <text:p text:style-name="P50"><text:span text:style-name="T42"/></text:p>
      <text:p text:style-name="P53"><text:span text:style-name="T42"><text:tab/><text:tab/>导航名_</text:span><text:span text:style-name="T44">2:</text:span><text:span text:style-name="T42">项目提成管理汇总</text:span><text:span text:style-name="T48">(所有的功能都得在同一个页面显示)</text:span></text:p>
      <text:p text:style-name="P59"><text:span text:style-name="T45"><text:tab/><text:tab/><text:tab/>功能名_1：工作计划 功能类型:汇总</text:span></text:p>
      <text:list xml:id="list7991782298011191949" text:style-name="L35">
        <text:list-item>
          <text:p text:style-name="P60"><text:span text:style-name="T5">字段名:</text:span><text:span text:style-name="T18">人</text:span><text:span text:style-name="T14">员安排</text:span></text:p>
        </text:list-item>
        <text:list-item>
          <text:p text:style-name="P60"><text:span text:style-name="T5">字段名:</text:span><text:span text:style-name="T18">类</text:span><text:span text:style-name="T14">型</text:span></text:p>
        </text:list-item>
        <text:list-item>
          <text:p text:style-name="P60"><text:span text:style-name="T5">字段名:</text:span><text:span text:style-name="T18">任</text:span><text:span text:style-name="T14">务类型</text:span></text:p>
        </text:list-item>
        <text:list-item>
          <text:p text:style-name="P60"><text:span text:style-name="T5">字段名:</text:span><text:span text:style-name="T18">工</text:span><text:span text:style-name="T14">作内容</text:span></text:p>
        </text:list-item>
        <text:list-item>
          <text:p text:style-name="P60"><text:span text:style-name="T5">字段名:</text:span><text:span text:style-name="T18">计</text:span><text:span text:style-name="T14">划任务数量</text:span></text:p>
        </text:list-item>
        <text:list-item>
          <text:p text:style-name="P60"><text:span text:style-name="T5">字段名:</text:span><text:span text:style-name="T18">计</text:span><text:span text:style-name="T14">划任务时长</text:span></text:p>
        </text:list-item>
        <text:list-item>
          <text:p text:style-name="P60"><text:span text:style-name="T5">字段名:</text:span><text:span text:style-name="T18">计</text:span><text:span text:style-name="T14">划工作量</text:span></text:p>
        </text:list-item>
        <text:list-item>
          <text:p text:style-name="P60"><text:span text:style-name="T5">字段名:</text:span><text:span text:style-name="T18">备</text:span><text:span text:style-name="T14">注</text:span></text:p>
        </text:list-item>
        <text:list-item>
          <text:p text:style-name="P60"><text:span text:style-name="T5">字段名:</text:span><text:span text:style-name="T18">工</text:span><text:span text:style-name="T14">作内容</text:span></text:p>
        </text:list-item>
        <text:list-item>
          <text:p text:style-name="P60"><text:span text:style-name="T5">字段名:</text:span><text:span text:style-name="T18">计</text:span><text:span text:style-name="T14">划任务数</text:span><text:span text:style-name="T38">量</text:span></text:p>
        </text:list-item>
        <text:list-item>
          <text:p text:style-name="P60"><text:span text:style-name="T5">字段名:</text:span><text:span text:style-name="T18">实</text:span><text:span text:style-name="T14">际完成任</text:span><text:span text:style-name="T38">务数量</text:span></text:p>
        </text:list-item>
        <text:list-item>
          <text:p text:style-name="P60"><text:span text:style-name="T5">字段名:</text:span><text:span text:style-name="T18">差</text:span><text:span text:style-name="T14">异任务量</text:span></text:p>
        </text:list-item>
        <text:list-item>
          <text:p text:style-name="P60"><text:span text:style-name="T5">字段名:</text:span><text:span text:style-name="T18">计</text:span><text:span text:style-name="T14">划任务时</text:span><text:span text:style-name="T38">长</text:span></text:p>
        </text:list-item>
        <text:list-item>
          <text:p text:style-name="P60"><text:span text:style-name="T5">字段名:</text:span><text:span text:style-name="T18">实</text:span><text:span text:style-name="T14">际任务时</text:span><text:span text:style-name="T38">长</text:span></text:p>
        </text:list-item>
        <text:list-item>
          <text:p text:style-name="P60"><text:soft-page-break/><text:span text:style-name="T5">字段名:</text:span><text:span text:style-name="T18">差</text:span><text:span text:style-name="T14">异任务时</text:span><text:span text:style-name="T38">长</text:span></text:p>
        </text:list-item>
        <text:list-item>
          <text:p text:style-name="P60"><text:span text:style-name="T5">字段名:</text:span><text:span text:style-name="T18">计</text:span><text:span text:style-name="T14">划工作量</text:span></text:p>
        </text:list-item>
        <text:list-item>
          <text:p text:style-name="P60"><text:span text:style-name="T5">字段名:</text:span><text:span text:style-name="T18">实</text:span><text:span text:style-name="T14">际工作量</text:span></text:p>
        </text:list-item>
        <text:list-item>
          <text:p text:style-name="P60"><text:span text:style-name="T5">字段名:</text:span><text:span text:style-name="T18">差</text:span><text:span text:style-name="T14">异工作量</text:span></text:p>
        </text:list-item>
        <text:list-item>
          <text:p text:style-name="P60"><text:span text:style-name="T41">字段名:</text:span><text:span text:style-name="T18">备</text:span><text:span text:style-name="T14">注</text:span></text:p>
        </text:list-item>
        <text:list-item>
          <text:p text:style-name="P60"><text:span text:style-name="T5">字段名:</text:span><text:span text:style-name="T18">人</text:span><text:span text:style-name="T14">工</text:span></text:p>
        </text:list-item>
      </text:list>
      <text:p text:style-name="P53"><text:span text:style-name="T5"><text:tab/><text:tab/><text:tab/>功能名_</text:span><text:span text:style-name="T8">2</text:span><text:span text:style-name="T10">：</text:span><text:span text:style-name="T9">日</text:span><text:span text:style-name="T8">汇总 功能类型:汇总</text:span></text:p>
      <text:list xml:id="list7703120908916734316" text:style-name="L27">
        <text:list-item>
          <text:p text:style-name="P52"><text:span text:style-name="T5">字段名:</text:span><text:span text:style-name="T14">地区</text:span></text:p>
        </text:list-item>
        <text:list-item>
          <text:p text:style-name="P52"><text:span text:style-name="T5">字段名:</text:span><text:span text:style-name="T14">项目组</text:span><text:span text:style-name="T38">/</text:span><text:span text:style-name="T14">部门</text:span></text:p>
        </text:list-item>
        <text:list-item>
          <text:p text:style-name="P52"><text:span text:style-name="T5">字段名:</text:span><text:span text:style-name="T18">已</text:span><text:span text:style-name="T14">立项</text:span></text:p>
        </text:list-item>
        <text:list-item>
          <text:p text:style-name="P52"><text:span text:style-name="T5">字段名:</text:span><text:span text:style-name="T18">已</text:span><text:span text:style-name="T14">确定提成分配比例数</text:span></text:p>
        </text:list-item>
        <text:list-item>
          <text:p text:style-name="P52"><text:span text:style-name="T5">字段名:</text:span><text:span text:style-name="T18">目</text:span><text:span text:style-name="T14">标利润额</text:span></text:p>
        </text:list-item>
        <text:list-item>
          <text:p text:style-name="P52"><text:span text:style-name="T5">字段名:</text:span><text:span text:style-name="T18">计</text:span><text:span text:style-name="T14">划利润额</text:span></text:p>
        </text:list-item>
        <text:list-item>
          <text:p text:style-name="P52"><text:span text:style-name="T5">字段名:</text:span><text:span text:style-name="T18">实</text:span><text:span text:style-name="T14">际利润额</text:span></text:p>
        </text:list-item>
        <text:list-item>
          <text:p text:style-name="P52"><text:span text:style-name="T5">字段名:</text:span><text:span text:style-name="T18">已</text:span><text:span text:style-name="T14">完工项目</text:span></text:p>
        </text:list-item>
        <text:list-item>
          <text:p text:style-name="P52"><text:span text:style-name="T5">字段名:</text:span><text:span text:style-name="T18">已</text:span><text:span text:style-name="T14">回款项目</text:span></text:p>
        </text:list-item>
        <text:list-item>
          <text:p text:style-name="P52"><text:span text:style-name="T5">字段名:</text:span><text:span text:style-name="T18">实</text:span><text:span text:style-name="T14">际干股和</text:span><text:span text:style-name="T38">公司预留利润提成额</text:span></text:p>
        </text:list-item>
        <text:list-item>
          <text:p text:style-name="P52"><text:span text:style-name="T5">字段名:</text:span><text:span text:style-name="T18">实</text:span><text:span text:style-name="T14">际业务提</text:span><text:span text:style-name="T38">成额</text:span></text:p>
        </text:list-item>
        <text:list-item>
          <text:p text:style-name="P52"><text:span text:style-name="T5">字段名:</text:span><text:span text:style-name="T18">实</text:span><text:span text:style-name="T14">际管理提</text:span><text:span text:style-name="T38">成额</text:span></text:p>
        </text:list-item>
        <text:list-item>
          <text:p text:style-name="P52"><text:span text:style-name="T5">字段名:</text:span><text:span text:style-name="T18">实</text:span><text:span text:style-name="T14">际资金方</text:span><text:span text:style-name="T38">提成额</text:span></text:p>
        </text:list-item>
      </text:list>
      <text:p text:style-name="P51"><text:span text:style-name="T38"/></text:p>
      <text:p text:style-name="P53"><text:span text:style-name="T38"><text:tab/><text:tab/><text:tab/></text:span><text:span text:style-name="T41">功能名_</text:span><text:span text:style-name="T47">3</text:span><text:span text:style-name="T43">:</text:span><text:span text:style-name="T45">周</text:span><text:span text:style-name="T43">汇总 功能类型:汇总</text:span></text:p>
      <text:list xml:id="list376590788267553356" text:style-name="L29">
        <text:list-item>
          <text:p text:style-name="P54"><text:span text:style-name="T5">字段名:</text:span><text:span text:style-name="T14">地区</text:span></text:p>
        </text:list-item>
        <text:list-item>
          <text:p text:style-name="P54"><text:span text:style-name="T5">字段名:</text:span><text:span text:style-name="T14">项目组</text:span><text:span text:style-name="T38">/</text:span><text:span text:style-name="T14">部门</text:span></text:p>
        </text:list-item>
        <text:list-item>
          <text:p text:style-name="P54"><text:span text:style-name="T5">字段名:</text:span><text:span text:style-name="T18">已</text:span><text:span text:style-name="T14">立项</text:span></text:p>
        </text:list-item>
        <text:list-item>
          <text:p text:style-name="P54"><text:span text:style-name="T5">字段名:</text:span><text:span text:style-name="T18">已</text:span><text:span text:style-name="T14">确定提成分配比例数</text:span></text:p>
        </text:list-item>
        <text:list-item>
          <text:p text:style-name="P54"><text:span text:style-name="T5">字段名:</text:span><text:span text:style-name="T18">目</text:span><text:span text:style-name="T14">标利润额</text:span></text:p>
        </text:list-item>
        <text:list-item>
          <text:p text:style-name="P54"><text:span text:style-name="T5">字段名:</text:span><text:span text:style-name="T18">计</text:span><text:span text:style-name="T14">划利润额</text:span></text:p>
        </text:list-item>
        <text:list-item>
          <text:p text:style-name="P54"><text:span text:style-name="T5">字段名:</text:span><text:span text:style-name="T18">实</text:span><text:span text:style-name="T14">际利润额</text:span></text:p>
        </text:list-item>
        <text:list-item>
          <text:p text:style-name="P54"><text:span text:style-name="T5">字段名:</text:span><text:span text:style-name="T18">已</text:span><text:span text:style-name="T14">完工项目</text:span></text:p>
        </text:list-item>
        <text:list-item>
          <text:p text:style-name="P54"><text:span text:style-name="T5">字段名:</text:span><text:span text:style-name="T18">已</text:span><text:span text:style-name="T14">回款项目</text:span></text:p>
        </text:list-item>
        <text:list-item>
          <text:p text:style-name="P54"><text:span text:style-name="T5">字段名:</text:span><text:span text:style-name="T18">实</text:span><text:span text:style-name="T14">际干股和</text:span><text:span text:style-name="T38">公司预留利润提成额</text:span></text:p>
        </text:list-item>
        <text:list-item>
          <text:p text:style-name="P54"><text:span text:style-name="T5">字段名:</text:span><text:span text:style-name="T18">实</text:span><text:span text:style-name="T14">际业务提</text:span><text:span text:style-name="T38">成额</text:span></text:p>
        </text:list-item>
        <text:list-item>
          <text:p text:style-name="P54"><text:span text:style-name="T5">字段名:</text:span><text:span text:style-name="T18">实</text:span><text:span text:style-name="T14">际管理提</text:span><text:span text:style-name="T38">成额</text:span></text:p>
        </text:list-item>
        <text:list-item>
          <text:p text:style-name="P54"><text:span text:style-name="T41">字段名:</text:span><text:span text:style-name="T18">实</text:span><text:span text:style-name="T14">际资金方</text:span><text:span text:style-name="T38">提成额</text:span></text:p>
        </text:list-item>
      </text:list>
      <text:p text:style-name="P36"><text:tab/><text:tab/><text:tab/><text:tab/><text:tab/></text:p>
      <text:p text:style-name="P36"><text:tab/><text:tab/><text:tab/><text:span text:style-name="T32">功能名_</text:span><text:span text:style-name="T37">4</text:span><text:span text:style-name="T34">:</text:span><text:span text:style-name="T35">月</text:span><text:span text:style-name="T34">汇总 功能类型:汇总</text:span></text:p>
      <text:list xml:id="list2104219266090249335" text:style-name="L30">
        <text:list-item>
          <text:p text:style-name="P55"><text:span text:style-name="T5">字段名:</text:span><text:span text:style-name="T14">地区</text:span></text:p>
        </text:list-item>
        <text:list-item>
          <text:p text:style-name="P55"><text:span text:style-name="T5">字段名:</text:span><text:span text:style-name="T14">项目组</text:span><text:span text:style-name="T38">/</text:span><text:span text:style-name="T14">部门</text:span></text:p>
        </text:list-item>
        <text:list-item>
          <text:p text:style-name="P55"><text:span text:style-name="T5">字段名:</text:span><text:span text:style-name="T18">已</text:span><text:span text:style-name="T14">立项</text:span></text:p>
        </text:list-item>
        <text:list-item>
          <text:p text:style-name="P55"><text:span text:style-name="T5">字段名:</text:span><text:span text:style-name="T18">已</text:span><text:span text:style-name="T14">确定提成分配比例数</text:span></text:p>
        </text:list-item>
        <text:list-item>
          <text:p text:style-name="P55"><text:span text:style-name="T5">字段名:</text:span><text:span text:style-name="T18">目</text:span><text:span text:style-name="T14">标利润额</text:span></text:p>
        </text:list-item>
        <text:list-item>
          <text:p text:style-name="P55"><text:span text:style-name="T5">字段名:</text:span><text:span text:style-name="T18">计</text:span><text:span text:style-name="T14">划利润额</text:span></text:p>
        </text:list-item>
        <text:list-item>
          <text:p text:style-name="P55"><text:span text:style-name="T5">字段名:</text:span><text:span text:style-name="T18">实</text:span><text:span text:style-name="T14">际利润额</text:span></text:p>
        </text:list-item>
        <text:list-item>
          <text:p text:style-name="P55"><text:soft-page-break/><text:span text:style-name="T5">字段名:</text:span><text:span text:style-name="T18">已</text:span><text:span text:style-name="T14">完工项目</text:span></text:p>
        </text:list-item>
        <text:list-item>
          <text:p text:style-name="P55"><text:span text:style-name="T5">字段名:</text:span><text:span text:style-name="T18">已</text:span><text:span text:style-name="T14">回款项目</text:span></text:p>
        </text:list-item>
        <text:list-item>
          <text:p text:style-name="P55"><text:span text:style-name="T5">字段名:</text:span><text:span text:style-name="T18">实</text:span><text:span text:style-name="T14">际干股和</text:span><text:span text:style-name="T38">公司预留利润提成额</text:span></text:p>
        </text:list-item>
        <text:list-item>
          <text:p text:style-name="P55"><text:span text:style-name="T5">字段名:</text:span><text:span text:style-name="T18">实</text:span><text:span text:style-name="T14">际业务提</text:span><text:span text:style-name="T38">成额</text:span></text:p>
        </text:list-item>
        <text:list-item>
          <text:p text:style-name="P55"><text:span text:style-name="T5">字段名:</text:span><text:span text:style-name="T18">实</text:span><text:span text:style-name="T14">际管理提</text:span><text:span text:style-name="T38">成额</text:span></text:p>
        </text:list-item>
        <text:list-item>
          <text:p text:style-name="P55"><text:span text:style-name="T41">字段名:</text:span><text:span text:style-name="T18">实</text:span><text:span text:style-name="T14">际资金方</text:span><text:span text:style-name="T38">提成额</text:span></text:p>
        </text:list-item>
      </text:list>
      <text:p text:style-name="P53"><text:span text:style-name="T38"/></text:p>
      <text:p text:style-name="P53"><text:span text:style-name="T38"><text:tab/><text:tab/></text:span><text:span text:style-name="T40">　</text:span><text:span text:style-name="T41">功能名_</text:span><text:span text:style-name="T47">5</text:span><text:span text:style-name="T43">:</text:span><text:span text:style-name="T45">累计</text:span><text:span text:style-name="T43">汇总 功能类型:汇总</text:span></text:p>
      <text:list xml:id="list2391901912850452356" text:style-name="L31">
        <text:list-item>
          <text:p text:style-name="P56"><text:span text:style-name="T5">字段名:</text:span><text:span text:style-name="T14">地区</text:span></text:p>
        </text:list-item>
        <text:list-item>
          <text:p text:style-name="P56"><text:span text:style-name="T5">字段名:</text:span><text:span text:style-name="T14">项目组</text:span><text:span text:style-name="T38">/</text:span><text:span text:style-name="T14">部门</text:span></text:p>
        </text:list-item>
        <text:list-item>
          <text:p text:style-name="P56"><text:span text:style-name="T5">字段名:</text:span><text:span text:style-name="T18">已</text:span><text:span text:style-name="T14">立项</text:span></text:p>
        </text:list-item>
        <text:list-item>
          <text:p text:style-name="P56"><text:span text:style-name="T5">字段名:</text:span><text:span text:style-name="T18">已</text:span><text:span text:style-name="T14">确定提成分配比例数</text:span></text:p>
        </text:list-item>
        <text:list-item>
          <text:p text:style-name="P56"><text:span text:style-name="T5">字段名:</text:span><text:span text:style-name="T18">目</text:span><text:span text:style-name="T14">标利润额</text:span></text:p>
        </text:list-item>
        <text:list-item>
          <text:p text:style-name="P56"><text:span text:style-name="T5">字段名:</text:span><text:span text:style-name="T18">计</text:span><text:span text:style-name="T14">划利润额</text:span></text:p>
        </text:list-item>
        <text:list-item>
          <text:p text:style-name="P56"><text:span text:style-name="T5">字段名:</text:span><text:span text:style-name="T18">实</text:span><text:span text:style-name="T14">际利润额</text:span></text:p>
        </text:list-item>
        <text:list-item>
          <text:p text:style-name="P56"><text:span text:style-name="T5">字段名:</text:span><text:span text:style-name="T18">已</text:span><text:span text:style-name="T14">完工项目</text:span></text:p>
        </text:list-item>
        <text:list-item>
          <text:p text:style-name="P56"><text:span text:style-name="T5">字段名:</text:span><text:span text:style-name="T18">已</text:span><text:span text:style-name="T14">回款项目</text:span></text:p>
        </text:list-item>
        <text:list-item>
          <text:p text:style-name="P56"><text:span text:style-name="T5">字段名:</text:span><text:span text:style-name="T18">实</text:span><text:span text:style-name="T14">际干股和</text:span><text:span text:style-name="T38">公司预留利润提成额</text:span></text:p>
        </text:list-item>
        <text:list-item>
          <text:p text:style-name="P56"><text:span text:style-name="T5">字段名:</text:span><text:span text:style-name="T18">实</text:span><text:span text:style-name="T14">际业务提</text:span><text:span text:style-name="T38">成额</text:span></text:p>
        </text:list-item>
        <text:list-item>
          <text:p text:style-name="P56"><text:span text:style-name="T5">字段名:</text:span><text:span text:style-name="T18">实</text:span><text:span text:style-name="T14">际管理提</text:span><text:span text:style-name="T38">成额</text:span></text:p>
        </text:list-item>
        <text:list-item>
          <text:p text:style-name="P56"><text:span text:style-name="T41">字段名:</text:span><text:span text:style-name="T18">实</text:span><text:span text:style-name="T14">际资金方</text:span><text:span text:style-name="T38">提成额</text:span></text:p>
        </text:list-item>
      </text:list>
      <text:p text:style-name="P58"><text:bookmark-start text:name="__DdeLink__17277_417788363"/><text:span text:style-name="T38">－－－－－－－－－－－－－－－－－－－以上做修改－－－－－－－－－－－－－－－－－</text:span><text:bookmark-end text:name="__DdeLink__17277_417788363"/></text:p>
      <text:p text:style-name="P58"><text:span text:style-name="T38">－－－－－－－－－－－－－－－－－－－以下没修改－－－－－－－－－－－－－－－－－</text:span></text:p>
      <text:p text:style-name="P53"><text:span text:style-name="T38"/></text:p>
      <text:p text:style-name="P2"><text:tab/>导航下拉名_<text:span text:style-name="T12">2:占比分配</text:span></text:p>
      <text:p text:style-name="P2"><text:tab/><text:tab/>导航名_<text:span text:style-name="T12">1:完工时间</text:span></text:p>
      <text:p text:style-name="P6"><text:tab/><text:tab/><text:tab/>功能名_<text:span text:style-name="T12">1:列表 功能类型:列表url:completiontime/v1/maps</text:span></text:p>
      <text:list xml:id="list4297369243686219159" text:style-name="L13">
        <text:list-item>
          <text:p text:style-name="P18">字段名:完工时间<text:span text:style-name="T13">(月)</text:span></text:p>
        </text:list-item>
        <text:list-item>
          <text:p text:style-name="P18">字段名:重要性</text:p>
        </text:list-item>
        <text:list-item>
          <text:p text:style-name="P18">字段名:提成比例</text:p>
        </text:list-item>
        <text:list-item>
          <text:p text:style-name="P18">字段名:管理能力</text:p>
        </text:list-item>
      </text:list>
      <text:p text:style-name="P6"><text:tab/><text:tab/><text:tab/>功能名_<text:span text:style-name="T13">2:添加 功能类型:编辑 url:completiontime/v1/save</text:span></text:p>
      <text:list xml:id="list1150849597732263913" text:style-name="L14">
        <text:list-item>
          <text:p text:style-name="P20">字段名:完工时间<text:span text:style-name="T13">(月) 字段类型:数字框 <text:s/>必填</text:span></text:p>
        </text:list-item>
        <text:list-item>
          <text:p text:style-name="P20">字段名:重要性<text:span text:style-name="T13"> 字段类型:数字框 <text:s/>必填</text:span></text:p>
        </text:list-item>
        <text:list-item>
          <text:p text:style-name="P20">字段名:提成比例<text:span text:style-name="T13"> 字段类型:数字框 <text:s/>必填</text:span></text:p>
        </text:list-item>
        <text:list-item>
          <text:p text:style-name="P20">字段名:管理能力<text:span text:style-name="T13"> 字段类型:数字框 <text:s/>必填</text:span></text:p>
        </text:list-item>
      </text:list>
      <text:p text:style-name="P6"><text:tab/><text:tab/><text:tab/>功能名_<text:span text:style-name="T13">3:编辑 功能类型:编辑 url:completiontime/v1/update/{id}</text:span></text:p>
      <text:list xml:id="list9079735894472079344" text:style-name="L15">
        <text:list-item>
          <text:p text:style-name="P21">字段名:完工时间<text:span text:style-name="T13">(月) 字段类型:数字框 <text:s/>必填</text:span></text:p>
        </text:list-item>
        <text:list-item>
          <text:p text:style-name="P21">字段名:重要性<text:span text:style-name="T13"> 字段类型:数字框 <text:s/>必填</text:span></text:p>
        </text:list-item>
        <text:list-item>
          <text:p text:style-name="P21">字段名:提成比例<text:span text:style-name="T13"> 字段类型:数字框 <text:s/>必填</text:span></text:p>
        </text:list-item>
        <text:list-item>
          <text:p text:style-name="P21">字段名:管理能力<text:span text:style-name="T13"> 字段类型:数字框 <text:s/>必填</text:span></text:p>
        </text:list-item>
      </text:list>
      <text:p text:style-name="P6"><text:tab/><text:tab/><text:tab/>功能名_<text:span text:style-name="T13">4:删除 功能类型:编辑 url:completiontime/v1/delete/{id}</text:span></text:p>
      <text:p text:style-name="P3"><text:tab/><text:tab/>导航名_<text:span text:style-name="T13">2:回款周期</text:span></text:p>
      <text:p text:style-name="P6"><text:tab/><text:tab/><text:tab/>功能名_<text:span text:style-name="T12">1:列表 功能类型:列表 url:collectionperiod/v1/maps</text:span></text:p>
      <text:list xml:id="list134026251854257" text:continue-list="list4297369243686219159" text:style-name="L13">
        <text:list-item>
          <text:p text:style-name="P19">字段名:<text:span text:style-name="T12">回款周期(月)</text:span></text:p>
        </text:list-item>
        <text:list-item>
          <text:p text:style-name="P19"><text:soft-page-break/>字段名:重要性</text:p>
        </text:list-item>
        <text:list-item>
          <text:p text:style-name="P19">字段名:提成比例</text:p>
        </text:list-item>
        <text:list-item>
          <text:p text:style-name="P19">字段名:<text:bookmark-start text:name="__DdeLink__176_579717327"/>资金方<text:bookmark-end text:name="__DdeLink__176_579717327"/></text:p>
        </text:list-item>
      </text:list>
      <text:p text:style-name="P6"><text:tab/><text:tab/><text:tab/>功能名_<text:span text:style-name="T13">2:添加 功能类型:编辑 url:collectionperiod/v1/save</text:span></text:p>
      <text:list xml:id="list2067390262170331997" text:style-name="L16">
        <text:list-item>
          <text:p text:style-name="P22">字段名:<text:span text:style-name="T12">回款周期(月) 字段类型:数字框 <text:s/>必填</text:span></text:p>
        </text:list-item>
        <text:list-item>
          <text:p text:style-name="P22">字段名:重要性<text:span text:style-name="T13"> 字段类型:数字框 <text:s/>必填</text:span></text:p>
        </text:list-item>
        <text:list-item>
          <text:p text:style-name="P22">字段名:提成比例<text:span text:style-name="T13"> 字段类型:数字框 <text:s/>必填</text:span></text:p>
        </text:list-item>
        <text:list-item>
          <text:p text:style-name="P22">字段名:资金方<text:span text:style-name="T13"> 字段类型:数 字框 <text:s/>必填</text:span></text:p>
        </text:list-item>
      </text:list>
      <text:p text:style-name="P6"><text:tab/><text:tab/><text:tab/>功能名_<text:span text:style-name="T13">3:编辑 功能类型:编辑 url:collectionperiod/v1/update/{id}</text:span></text:p>
      <text:list xml:id="list4340142394872150590" text:style-name="L17">
        <text:list-item>
          <text:p text:style-name="P23">字段名:<text:span text:style-name="T12">回款周期(月) 字段类型:数字框 <text:s/>必填</text:span></text:p>
        </text:list-item>
        <text:list-item>
          <text:p text:style-name="P23">字段名:重要性<text:span text:style-name="T13"> 字段类型:数字框 <text:s/>必填</text:span></text:p>
        </text:list-item>
        <text:list-item>
          <text:p text:style-name="P23">字段名:提成比例<text:span text:style-name="T13"> 字段类型:数字框 <text:s/>必填</text:span></text:p>
        </text:list-item>
        <text:list-item>
          <text:p text:style-name="P23">字段名:资金方<text:span text:style-name="T13"> 字段类型:数字框 <text:s/>必填</text:span></text:p>
        </text:list-item>
      </text:list>
      <text:p text:style-name="P6"><text:tab/><text:tab/><text:tab/>功能名_<text:span text:style-name="T13">4:删除 功能类型:编辑 url:collectionperiod/v1/delete/{id}</text:span></text:p>
      <text:p text:style-name="P3"><text:tab/><text:tab/>导航名_<text:span text:style-name="T13">3:合同金额</text:span></text:p>
      <text:p text:style-name="P6"><text:tab/><text:tab/><text:tab/>功能名_<text:span text:style-name="T12">1:列表 功能类型:列表 url:contractamount/v1/maps</text:span></text:p>
      <text:list xml:id="list134027856012730" text:continue-list="list134026251854257" text:style-name="L13">
        <text:list-item>
          <text:p text:style-name="P19">字段名:<text:span text:style-name="T13">合同金额(万)</text:span></text:p>
        </text:list-item>
        <text:list-item>
          <text:p text:style-name="P19">字段名:重要性</text:p>
        </text:list-item>
        <text:list-item>
          <text:p text:style-name="P19">字段名:提成比例</text:p>
        </text:list-item>
        <text:list-item>
          <text:p text:style-name="P19">字段名:管理能力</text:p>
        </text:list-item>
      </text:list>
      <text:p text:style-name="P6"><text:tab/><text:tab/><text:tab/>功能名_<text:span text:style-name="T13">2:添加 功能类型:编辑 url:contractamount/v1/save</text:span></text:p>
      <text:list xml:id="list1262443082260523986" text:style-name="L18">
        <text:list-item>
          <text:p text:style-name="P24">字段名:<text:span text:style-name="T13">合同金额(万) 字段类型:数字框 <text:s/>必填</text:span></text:p>
        </text:list-item>
        <text:list-item>
          <text:p text:style-name="P24">字段名:重要性<text:span text:style-name="T13"> 字段类型:数字框 <text:s/>必填</text:span></text:p>
        </text:list-item>
        <text:list-item>
          <text:p text:style-name="P24">字段名:提成比例<text:span text:style-name="T13"> 字段类型:数字框 <text:s/>必填</text:span></text:p>
        </text:list-item>
        <text:list-item>
          <text:p text:style-name="P24">字段名:管理能力<text:span text:style-name="T13"> 字段类型:数字框 <text:s/>必填</text:span></text:p>
        </text:list-item>
      </text:list>
      <text:p text:style-name="P6"><text:tab/><text:tab/><text:tab/>功能名_<text:span text:style-name="T13">3:编辑 功能类型:编辑 url:contractamount/v1/update/{id}</text:span></text:p>
      <text:list xml:id="list5337359870371226385" text:style-name="L19">
        <text:list-item>
          <text:p text:style-name="P25">字段名:<text:span text:style-name="T13">合同金额(万) 字段类型:数字框 <text:s/>必填</text:span></text:p>
        </text:list-item>
        <text:list-item>
          <text:p text:style-name="P25">字段名:重要性<text:span text:style-name="T13"> 字段类型:数字框 <text:s/>必填</text:span></text:p>
        </text:list-item>
        <text:list-item>
          <text:p text:style-name="P25">字段名:提成比例<text:span text:style-name="T13"> 字段类型:数字框 <text:s/>必填</text:span></text:p>
        </text:list-item>
        <text:list-item>
          <text:p text:style-name="P25">字段名:管理能力<text:span text:style-name="T13"> 字段类型:数字框 <text:s/>必填</text:span></text:p>
        </text:list-item>
      </text:list>
      <text:p text:style-name="P6"><text:tab/><text:tab/><text:tab/>功能名_<text:span text:style-name="T13">4:删除 功能类型:编辑 url:contractamount/v1/delete/{id}</text:span></text:p>
      <text:p text:style-name="P3"><text:tab/><text:tab/>导航名_<text:span text:style-name="T13">4:难易度</text:span></text:p>
      <text:p text:style-name="P7"><text:tab/><text:tab/><text:tab/>功能名_<text:span text:style-name="T12">1:列表 功能类型:列表 url:facility/v1/maps</text:span></text:p>
      <text:list xml:id="list134026943310271" text:continue-list="list134027856012730" text:style-name="L13">
        <text:list-item>
          <text:p text:style-name="P19">字段名:<text:span text:style-name="T13">难易度</text:span></text:p>
        </text:list-item>
        <text:list-item>
          <text:p text:style-name="P19">字段名:重要性</text:p>
        </text:list-item>
        <text:list-item>
          <text:p text:style-name="P19">字段名:提成比例</text:p>
        </text:list-item>
        <text:list-item>
          <text:p text:style-name="P19">字段名:管理能力</text:p>
        </text:list-item>
      </text:list>
      <text:p text:style-name="P7"><text:tab/><text:tab/><text:tab/>功能名_<text:span text:style-name="T13">2:添加 功能类型:编辑 url:facility/v1/save</text:span></text:p>
      <text:list xml:id="list7024224548773872634" text:style-name="L20">
        <text:list-item>
          <text:p text:style-name="P26">字段名:<text:span text:style-name="T13">难易度 字段类型:数字框 <text:s/>必填</text:span></text:p>
        </text:list-item>
        <text:list-item>
          <text:p text:style-name="P26">字段名:重要性<text:span text:style-name="T13"> 字段类型:数字框 <text:s/>必填</text:span></text:p>
        </text:list-item>
        <text:list-item>
          <text:p text:style-name="P26">字段名:提成比例<text:span text:style-name="T13"> 字段类型:数字框 <text:s/>必填</text:span></text:p>
        </text:list-item>
        <text:list-item>
          <text:p text:style-name="P26">字段名:管理能力<text:span text:style-name="T13"> 字段类型:数字框 <text:s/>必填</text:span></text:p>
        </text:list-item>
      </text:list>
      <text:p text:style-name="P7"><text:tab/><text:tab/><text:tab/>功能名_<text:span text:style-name="T13">3:编辑 功能类型:编辑 url:facility/v1/update/{id}</text:span></text:p>
      <text:list xml:id="list8334785211552453786" text:style-name="L21">
        <text:list-item>
          <text:p text:style-name="P27">字段名:<text:span text:style-name="T13">难易度字段类型:数字框 <text:s/>必填</text:span></text:p>
        </text:list-item>
        <text:list-item>
          <text:p text:style-name="P27"><text:soft-page-break/>字段名:重要性<text:span text:style-name="T13"> 字段类型:数字框 <text:s/>必填</text:span></text:p>
        </text:list-item>
        <text:list-item>
          <text:p text:style-name="P27">字段名:提成比例<text:span text:style-name="T13"> 字段类型:数字框 <text:s/>必填</text:span></text:p>
        </text:list-item>
        <text:list-item>
          <text:p text:style-name="P27">字段名:管理能力<text:span text:style-name="T13"> 字段类型:数字框 <text:s/>必填</text:span></text:p>
        </text:list-item>
      </text:list>
      <text:p text:style-name="P7"><text:tab/><text:tab/><text:tab/>功能名_<text:span text:style-name="T13">4:删除 功能类型:编辑 url:facility/v1/delete/{id}</text:span></text:p>
      <text:p text:style-name="P3"><text:tab/><text:tab/>导航名_<text:span text:style-name="T13">5:毛利率</text:span></text:p>
      <text:p text:style-name="P7"><text:tab/><text:tab/><text:tab/>功能名_<text:span text:style-name="T12">1:列表 功能类型:列表 url:ratio/v1/maps</text:span></text:p>
      <text:list xml:id="list134027991182743" text:continue-list="list134026943310271" text:style-name="L13">
        <text:list-item>
          <text:p text:style-name="P19">字段名:<text:span text:style-name="T13">毛利率</text:span></text:p>
        </text:list-item>
        <text:list-item>
          <text:p text:style-name="P19">字段名:重要性</text:p>
        </text:list-item>
        <text:list-item>
          <text:p text:style-name="P19">字段名:提成比例</text:p>
        </text:list-item>
        <text:list-item>
          <text:p text:style-name="P19">字段名:管理能力</text:p>
        </text:list-item>
      </text:list>
      <text:p text:style-name="P7"><text:tab/><text:tab/><text:tab/>功能名_<text:span text:style-name="T13">2:添加 功能类型:编辑 url:ratio/v1/save</text:span></text:p>
      <text:list xml:id="list7666013159681074926" text:style-name="L22">
        <text:list-item>
          <text:p text:style-name="P28">字段名:<text:span text:style-name="T13">毛利率 字段类型:数字框 <text:s/>必填</text:span></text:p>
        </text:list-item>
        <text:list-item>
          <text:p text:style-name="P28">字段名:重要性<text:span text:style-name="T13"> 字段类型:数字框 <text:s/>必填</text:span></text:p>
        </text:list-item>
        <text:list-item>
          <text:p text:style-name="P28">字段名:提成比例<text:span text:style-name="T13"> 字段类型:数字框 <text:s/>必填</text:span></text:p>
        </text:list-item>
        <text:list-item>
          <text:p text:style-name="P28">字段名:管理能力<text:span text:style-name="T13"> 字段类型:数字框 <text:s/>必填</text:span></text:p>
        </text:list-item>
      </text:list>
      <text:p text:style-name="P7"><text:tab/><text:tab/><text:tab/>功能名_<text:span text:style-name="T13">3:编辑 功能类型:编辑 url:ratio/v1/update/{id}</text:span></text:p>
      <text:list xml:id="list1253641337688466145" text:style-name="L23">
        <text:list-item>
          <text:p text:style-name="P29">字段名:<text:span text:style-name="T13">毛利率 字段类型:数字框 <text:s/>必填</text:span></text:p>
        </text:list-item>
        <text:list-item>
          <text:p text:style-name="P29">字段名:重要性<text:span text:style-name="T13"> 字段类型:数字框 <text:s/>必填</text:span></text:p>
        </text:list-item>
        <text:list-item>
          <text:p text:style-name="P29">字段名:提成比例<text:span text:style-name="T13"> 字段类型:数字框 <text:s/>必填</text:span></text:p>
        </text:list-item>
        <text:list-item>
          <text:p text:style-name="P29">字段名:管理能力<text:span text:style-name="T13"> 字段类型:数字框 <text:s/>必填</text:span></text:p>
        </text:list-item>
      </text:list>
      <text:p text:style-name="P7"><text:tab/><text:tab/><text:tab/>功能名_<text:span text:style-name="T13">4:删除 功能类型:编辑 url:ratio/v1/delete/{id}</text:span></text:p>
      <text:p text:style-name="P3"/>
      <text:p text:style-name="P34">修改<text:span text:style-name="T50">：导航下拉名_1:项目提成 下的所有功能都做修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9-09T13:40:25.546488420</dc:date>
    <meta:editing-duration>PT18H32M50S</meta:editing-duration>
    <meta:editing-cycles>30</meta:editing-cycles>
    <meta:generator>LibreOffice/5.1.6.2.0$Linux_X86_64 LibreOffice_project/10$Build-2</meta:generator>
    <meta:document-statistic meta:table-count="0" meta:image-count="0" meta:object-count="0" meta:page-count="8" meta:paragraph-count="299" meta:word-count="4752" meta:character-count="6310" meta:non-whitespace-character-count="5870"/>
  </office:meta>
</office:document-meta>
</file>